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670" officeooo:paragraph-rsid="001b7670"/>
    </style:style>
    <style:style style:name="P2" style:family="paragraph" style:parent-style-name="Standard">
      <style:text-properties officeooo:rsid="001cdd5a" officeooo:paragraph-rsid="001cdd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sockets overhead</text:p>
      <text:p text:style-name="P1"><text:tab/><text:a xlink:type="simple" xlink:href="http://tavendo.com/blog/post/dissecting-websocket-overhead/">http://tavendo.com/blog/post/dissecting-websocket-overhead/</text:a></text:p>
      <text:p text:style-name="P2">Websocket TCP / UDP</text:p>
      <text:p text:style-name="P2"><text:tab/><text:a xlink:type="simple" xlink:href="http://stackoverflow.com/questions/13040752/websockets-udp-and-benchmarks">http://stackoverflow.com/questions/13040752/websockets-udp-and-benchmarks</text:a></text:p>
      <text:p text:style-name="P2">Different websocket implementation </text:p>
      <text:p text:style-name="P2"><text:tab/><text:a xlink:type="simple" xlink:href="https://medium.com/node-js-javascript/b63bfca0539">https://medium.com/node-js-javascript/b63bfca0539</text:a></text:p>
      <text:p text:style-name="P2"><text:tab/><text:a xlink:type="simple" xlink:href="http://mrotaru.wordpress.com/2012/11/12/websocket-server-handling-millions-of-concurrent-users-true-or-false/">http://mrotaru.wordpress.com/2012/11/12/websocket-server-handling-millions-of-concurrent-users-true-or-false/</text:a></text:p>
      <text:p text:style-name="P2"><text:tab/><text:a xlink:type="simple" xlink:href="http://adamnengland.wordpress.com/2013/01/30/node-js-cluster-with-socket-io-and-express-3/">http://adamnengland.wordpress.com/2013/01/30/node-js-cluster-with-socket-io-and-express-3/</text:a></text:p>
      <text:p text:style-name="P2"><text:tab/><text:a xlink:type="simple" xlink:href="http://www.kaazing.com/about-us/resource-center/">http://www.kaazing.com/about-us/resource-center/</text:a></text:p>
      <text:p text:style-name="P2"><text:tab/><text:a xlink:type="simple" xlink:href="http://kaazingcorp.cachefly.net/com/file/Kaazing-Dell-TIBCO-FastestMillion.pdf">http://kaazingcorp.cachefly.net/com/file/Kaazing-Dell-TIBCO-FastestMillion.pdf</text:a></text:p>
      <text:p text:style-name="P2"/>
      <text:p text:style-name="P2">Long polling explanation</text:p>
      <text:p text:style-name="P2"><text:tab/><text:a xlink:type="simple" xlink:href="http://www.websocket.org/quantum.html">http://www.websocket.org/quantum.html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</meta:initial-creator>
    <meta:creation-date>2014-05-21T16:01:57.189248434</meta:creation-date>
    <dc:date>2014-05-21T17:51:43.685307428</dc:date>
    <dc:creator>gabriel </dc:creator>
    <meta:editing-duration>PT1H49M19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12" meta:word-count="20" meta:character-count="648" meta:non-whitespace-character-count="631"/>
  </office:meta>
</office:document-meta>
</file>